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lasse Home</text:p>
      <text:p text:style-name="Standard"/>
      <text:p text:style-name="Standard">Für die Home-View wurde zum anzeigen aller gespeicherten Placez eine RecyclerView verwendet.</text:p>
      <text:p text:style-name="Standard">Die Recyclerview löste mit API 8 die damalige ListView ab. Vorteil der RecyclerView ist das ,,recyclen" von Listenelementen. In einem speziell dafür vorgesehen Cache werden ListenElemente zwischegelagert um so Ressourcen zu sparen. Die Cachegröße ist in diesem Fall bei fünf gewählt worden.</text:p>
      <text:p text:style-name="Standard">Ein speziell implementierter Adapter, der CustomAdapter, welcher vom RecyclerView.Adapter erbt, übernimmt die Aufgabe ein Place Objekt mit den Elementen eines Listenelementes zu verbinden. Dies geschieht mithilfe der Klasse MyViewHolder, welche von RecyclerView.ViewHolder erbt. In dem customelement.xml ist ein spezielles Layout für jedes Listenelement verwendet worden, bestehend aus einem Bild, dem Namen des Placez und dessen Beschreibung. Auf diese drei Elemente hält der Viewholder eine Referenz. In der onBind-Methode des Adapters wird nun mithilfe von erstellten Placez die Layout-Elemente mit Daten gefüllt und angezeigt. Die RecyclerView stellt somit eine Live-Ansicht der aktuellen Placez-Liste dar. Gefüllt wird die Placez-Liste mit im LocalStorage abgelegten Placez im JSON-Format. Beim erstellen der HomeActivity wird die gespeicherte Datei mithilfe der Controller-Methode readFromJson() mit versehen. Wurde noch keine Datei angelegt, wird eine dementsprechende Exception geworfen und abgefangen.</text:p>
      <text:p text:style-name="Standard"/>
      <text:p text:style-name="Standard">Beim tappen auf eines der Listenelemente wird die Position des angetappten Elementes zurückgegeben, mit der ohne durchlaufen von Schleifen oder Änhlichem auf das entsprechende Element mit der Liste.get(position)-Methode sofort zugegriffen werden kann. Zu dem wird ein Fragment erzeugt, welches mit einer Animation von Rechts in den Screen geslidet wird und sich über die eigentliche View legt. Diesem Fragment wurde die vorher gespeicherte Position des angefragten Listenelementes übergeben. </text:p>
      <text:p text:style-name="Standard"/>
      <text:p text:style-name="Standard">In der unteren Rechten Ecke der View befindet sich einn FloatingButton, der dem Benutzer die Möglichkeit gibt neue Orte zu erstellen, indem dieser die AddPlaceActivity öffnet.</text:p>
      <text:p text:style-name="Standard"/>
      <text:p text:style-name="Standard"/>
      <text:p text:style-name="Standard">PlaceDetails</text:p>
      <text:p text:style-name="Standard"/>
      <text:p text:style-name="Standard">Nach der Erstellung des Fragmentes durch antippen eines Elementes in der Placez-Liste wird zunächst mithilfe der übergebenen Position das entsprechende Place-Objekt aus der Liste geholt. Mit diesem Objekt werden nun alle für den Benutzer relevanten Informationen über den ausgewählten Ort visualisiert. Zu sehen sind: Name, Adresse, Beschreibung, Kategorie und Bild des Placez. Weiterhin hat der Benutzer die Möglichkeit das ausgewählte Objekt zu löschen, zu bearbeiten oder mithilfe von GoogleMaps eine Navigation zum jeweiligen Standort zu starten. </text:p>
      <text:p text:style-name="Standard"/>
      <text:p text:style-name="Standard">AddPlaceAcitivity</text:p>
      <text:p text:style-name="Standard"/>
      <text:p text:style-name="Standard">Die AddPlaceActivity dient einerseits zum Erstellen, adererseits zum Editieren von Placez. Nach dem Start der Activity wird zunächst geprüft ob beim Starten des Intents der ÜbergabeParameter</text:p>
      <text:p text:style-name="Standard">"position" mitgeliefert wurde. Ist dies der Fall handelt es sich um das Bearbeiten eines Ortes und die Eingabefelder werden mit den Informationen des zu Bearbeitenden Elementes gefüllt.</text:p>
      <text:p text:style-name="Standard"/>
      <text:p text:style-name="Standard">Nach den Eingaben des Benutzers und tappen des Bestätigen Buttons wird zunächst die eingegebene Adresse untersucht. Es wird unterschieden zwischen realen Adressen und Ortskoordinaten. Mithilfe einer Regular Expression wird geprüft ob es sich um die Eingegebene Adresse um Zahlen handelt, die von einem Komma getrennt werden. Handelt es sich hierbei wirklich um Längen- und Breitengrade wird mithilfe der Android Geocoder-Klasse und der getFromLocation(lattitude, longitude,Anzahl der Adressen) versucht eine Adresse den Koordinaten <text:soft-page-break/>zuzuordnen. Mithilfe der restlichen Angaben des Benutzers wird nun ein Place-Objekt erstellt und der Liste hinzugefügt. </text:p>
      <text:p text:style-name="Standard">Handelt es sich um keine Koordinaten im Adressfeld wird mit der Geocoder-Klasse sogenanntes ReverseGeocoding versucht. Es wird geprüft ob für die eingegebene Adresse Längen- und Breitengrade zuzuordnen sind. Ist dies erfolgreich wird auch hier ein Place-Objekt erzeugt und hinten an die Liste angehängt.</text:p>
      <text:p text:style-name="Standard">Beim Editieren eines vorhandenen Objekts wird nicht an die Liste angehängt, sondern das entsprechende Objekt in der Liste angepasst. </text:p>
      <text:p text:style-name="Standard">Falscheingaben werden abgefangen und mit sogenannten Toasts dem Benutzer zu erkennen gegeben. </text:p>
      <text:p text:style-name="Standard"/>
      <text:p text:style-name="Standard">Controllers</text:p>
      <text:p text:style-name="Standard"/>
      <text:p text:style-name="Standard">Der Controller kümmert sich um die Verwaltung der Placez-Liste, das Schreiben und Lesen der JSON-Datei und das Erstellen, Bearbeiten und Löschen von Place-Objekten.</text:p>
      <text:p text:style-name="Standard">Nach jedem Bearbeiten, Erstellen oder Entfernen eines Objekts wird die writeToJSON()-Methode aufgerufen, die die Place-Liste mithilfe von Gson, einer speziellen Bibliothek, in das benötigte Format bringt und von einem FileOutputStream in eine Datei im LocalStorage geschrieben wird. </text:p>
      <text:p text:style-name="Standard">Implementiert ist der Controller nach dem Singleton-Pattern. Es existiert durch Überschreiben des Standard-Konstruktors nur eine Instanz dieser Klasse zur Laufzeit, welche mit getInstance(context) <text:s text:c="2"/>abgerufen werden kann.</text:p>
      <text:p text:style-name="Standard">Zusätzlich besitzt der Controller die decodeBase64-Methode, die zum umwandeln eines String in ein Bitmap di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6M46S</meta:editing-duration>
    <meta:editing-cycles>10</meta:editing-cycles>
    <meta:generator>OpenOffice/4.1.0$Win32 OpenOffice.org_project/410m18$Build-9764</meta:generator>
    <dc:date>2016-08-24T06:51:32.07</dc:date>
    <dc:creator>Albert Hildenberg</dc:creator>
    <meta:document-statistic meta:table-count="0" meta:image-count="0" meta:object-count="0" meta:page-count="2" meta:paragraph-count="20" meta:word-count="673" meta:character-count="4997"/>
    <meta:user-defined meta:name="Info 1"/>
    <meta:user-defined meta:name="Info 2"/>
    <meta:user-defined meta:name="Info 3"/>
    <meta:user-defined meta:name="Info 4"/>
  </office:meta>
</office:document-meta>
</file>